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Pictures/10000200000001E100000150AFC758D8856AAFE9.png" manifest:media-type="image/png"/>
  <manifest:file-entry manifest:full-path="Object 1/Pictures/2000004100002BAA00001E76DC342A9B33EAE422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10000200000001E10000015010DA05500D0026F0.png" manifest:media-type="image/png"/>
  <manifest:file-entry manifest:full-path="Object 2/Pictures/2000004100002BAA00001E76DC342A9B33EAE422.svm" manifest:media-type="image/x-svm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93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5];[.I5];[.K5];[.M5];[.O5])" office:value-type="float" office:value="95.8" calcext:value-type="float">
            <text:p>96</text:p>
          </table:table-cell>
          <table:table-cell table:style-name="ce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6];[.I6];[.K6];[.M6];[.O6])" office:value-type="float" office:value="66.2" calcext:value-type="float">
            <text:p>66</text:p>
          </table:table-cell>
          <table:table-cell table:style-name="ce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7];[.I7];[.K7];[.M7];[.O7])" office:value-type="float" office:value="67" calcext:value-type="float">
            <text:p>67</text:p>
          </table:table-cell>
          <table:table-cell table:style-name="ce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8];[.I8];[.K8];[.M8];[.O8])" office:value-type="float" office:value="73.8" calcext:value-type="float">
            <text:p>74</text:p>
          </table:table-cell>
          <table:table-cell table:style-name="ce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9];[.I9];[.K9];[.M9];[.O9])" office:value-type="float" office:value="75" calcext:value-type="float">
            <text:p>75</text:p>
          </table:table-cell>
          <table:table-cell table:style-name="ce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0];[.I10];[.K10];[.M10];[.O10])" office:value-type="float" office:value="41.8" calcext:value-type="float">
            <text:p>42</text:p>
          </table:table-cell>
          <table:table-cell table:style-name="ce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1];[.I11];[.K11];[.M11];[.O11])" office:value-type="float" office:value="45.8" calcext:value-type="float">
            <text:p>46</text:p>
          </table:table-cell>
          <table:table-cell table:style-name="ce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3];[.I13];[.K13];[.M13];[.O13])" office:value-type="float" office:value="37.2" calcext:value-type="float">
            <text:p>37</text:p>
          </table:table-cell>
          <table:table-cell table:style-name="ce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4];[.I14];[.K14];[.M14];[.O14])" office:value-type="float" office:value="44.2" calcext:value-type="float">
            <text:p>44</text:p>
          </table:table-cell>
          <table:table-cell table:style-name="ce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5];[.I15];[.K15];[.M15];[.O15])" office:value-type="float" office:value="43.6" calcext:value-type="float">
            <text:p>44</text:p>
          </table:table-cell>
          <table:table-cell table:style-name="ce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6];[.I16];[.K16];[.M16];[.O16])" office:value-type="float" office:value="37.6" calcext:value-type="float">
            <text:p>38</text:p>
          </table:table-cell>
          <table:table-cell table:style-name="ce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17];[.I17];[.K17];[.M17];[.O17])" office:value-type="float" office:value="62.4" calcext:value-type="float">
            <text:p>62</text:p>
          </table:table-cell>
          <table:table-cell table:style-name="ce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18];[.I18];[.K18];[.M18];[.O18])" office:value-type="float" office:value="52.6" calcext:value-type="float">
            <text:p>53</text:p>
          </table:table-cell>
          <table:table-cell table:style-name="ce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0];[.I20];[.K20];[.M20];[.O20])" office:value-type="float" office:value="93.2" calcext:value-type="float">
            <text:p>93</text:p>
          </table:table-cell>
          <table:table-cell table:style-name="ce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1];[.I21];[.K21];[.M21];[.O21])" office:value-type="float" office:value="63.2" calcext:value-type="float">
            <text:p>63</text:p>
          </table:table-cell>
          <table:table-cell table:style-name="ce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2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2];[.I22];[.K22];[.M22];[.O22])" office:value-type="float" office:value="51.2" calcext:value-type="float">
            <text:p>51</text:p>
          </table:table-cell>
          <table:table-cell table:style-name="ce9" table:formula="of:=AVERAGE([.H22];[.J22];[.L22];[.N22];[.P22])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3];[.I23];[.K23];[.M23];[.O23])" office:value-type="float" office:value="83.2" calcext:value-type="float">
            <text:p>83</text:p>
          </table:table-cell>
          <table:table-cell table:style-name="ce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AVERAGE([.G24];[.I24];[.K24];[.M24];[.O24])" office:value-type="float" office:value="27.6" calcext:value-type="float">
            <text:p>28</text:p>
          </table:table-cell>
          <table:table-cell table:style-name="ce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6];[.I26];[.K26];[.M26];[.O26])" office:value-type="float" office:value="100.2" calcext:value-type="float">
            <text:p>100</text:p>
          </table:table-cell>
          <table:table-cell table:style-name="ce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7];[.I27];[.K27];[.M27];[.O27])" office:value-type="float" office:value="84.8" calcext:value-type="float">
            <text:p>85</text:p>
          </table:table-cell>
          <table:table-cell table:style-name="ce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8];[.I28];[.K28];[.M28];[.O28])" office:value-type="float" office:value="75.8" calcext:value-type="float">
            <text:p>76</text:p>
          </table:table-cell>
          <table:table-cell table:style-name="ce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0];[.I30];[.K30];[.M30];[.O30])" office:value-type="float" office:value="50.4" calcext:value-type="float">
            <text:p>50</text:p>
          </table:table-cell>
          <table:table-cell table:style-name="ce9" table:formula="of:=AVERAGE([.H30];[.J30];[.L30];[.N30];[.P30])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1];[.I31];[.K31];[.M31];[.O31])" office:value-type="float" office:value="52.6" calcext:value-type="float">
            <text:p>53</text:p>
          </table:table-cell>
          <table:table-cell table:style-name="ce9" table:formula="of:=AVERAGE([.H31];[.J31];[.L31];[.N31];[.P31])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2];[.I32];[.K32];[.M32];[.O32])" office:value-type="float" office:value="43.6" calcext:value-type="float">
            <text:p>44</text:p>
          </table:table-cell>
          <table:table-cell table:style-name="ce9" table:formula="of:=AVERAGE([.H32];[.J32];[.L32];[.N32];[.P32])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3];[.I33];[.K33];[.M33];[.O33])" office:value-type="float" office:value="58" calcext:value-type="float">
            <text:p>58</text:p>
          </table:table-cell>
          <table:table-cell table:style-name="ce9" table:formula="of:=AVERAGE([.H33];[.J33];[.L33];[.N33];[.P33])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4];[.I34];[.K34];[.M34];[.O34])" office:value-type="float" office:value="47" calcext:value-type="float">
            <text:p>47</text:p>
          </table:table-cell>
          <table:table-cell table:style-name="ce9" table:formula="of:=AVERAGE([.H34];[.J34];[.L34];[.N34];[.P34])" office:value-type="float" office:value="84.6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5];[.I35];[.K35];[.M35];[.O35])" office:value-type="float" office:value="37" calcext:value-type="float">
            <text:p>37</text:p>
          </table:table-cell>
          <table:table-cell table:style-name="ce9" table:formula="of:=AVERAGE([.H35];[.J35];[.L35];[.N35];[.P35])" office:value-type="float" office:value="74.6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13" calcext:value-type="date">
            <text:p>13. Sep 19</text:p>
          </table:table-cell>
          <table:table-cell table:style-name="ce7" office:value-type="string" calcext:value-type="string">
            <text:p>0.10, 13-Sep-19</text:p>
          </table:table-cell>
          <table:table-cell table:style-name="ce9" table:formula="of:=AVERAGE([.G36];[.I36];[.K36];[.M36];[.O36])" office:value-type="float" office:value="39" calcext:value-type="float">
            <text:p>39</text:p>
          </table:table-cell>
          <table:table-cell table:style-name="ce9" table:formula="of:=AVERAGE([.H36];[.J36];[.L36];[.N36];[.P36])" office:value-type="float" office:value="75.4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 table:number-rows-repeated="4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1018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onitor Delay Measurements.</text:p>
          </table:table-cell>
          <table:table-cell table:style-name="ce2" table:number-columns-repeated="3"/>
          <table:table-cell table:style-name="ce1" table:number-columns-repeated="2"/>
          <table:table-cell table:style-name="ce2" table:number-columns-repeated="1018"/>
        </table:table-row>
        <table:table-row table:style-name="ro1" table:number-rows-repeated="2">
          <table:table-cell table:style-name="ce2" table:number-columns-repeated="4"/>
          <table:table-cell table:style-name="ce1" table:number-columns-repeated="2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AVERAGE([.G7];[.I7];[.K7];[.M7];[.O7])" office:value-type="float" office:value="19.6" calcext:value-type="float">
            <text:p>20</text:p>
          </table:table-cell>
          <table:table-cell table:formula="of:=AVERAGE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8];[.I8];[.K8];[.M8];[.O8])" office:value-type="float" office:value="25" calcext:value-type="float">
            <text:p>25</text:p>
          </table:table-cell>
          <table:table-cell table:formula="of:=AVERAGE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9];[.I9];[.K9];[.M9];[.O9])" office:value-type="float" office:value="24" calcext:value-type="float">
            <text:p>24</text:p>
          </table:table-cell>
          <table:table-cell table:formula="of:=AVERAGE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0];[.I10];[.K10];[.M10];[.O10])" office:value-type="float" office:value="11" calcext:value-type="float">
            <text:p>11</text:p>
          </table:table-cell>
          <table:table-cell table:formula="of:=AVERAGE([.H10];[.J10];[.L10];[.N10];[.P10])" office:value-type="float" office:value="11.4" calcext:value-type="float">
            <text:p>1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HDMI: !!! Braucht HDMI Y cable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1];[.I11];[.K11];[.M11];[.O11])" office:value-type="string" office:string-value="" calcext:value-type="error">
            <text:p>#DIV/0!</text:p>
          </table:table-cell>
          <table:table-cell table:formula="of:=AVERAGE([.H11];[.J11];[.L11];[.N11];[.P11])" office:value-type="string" office:string-value="" calcext:value-type="error">
            <text:p>#DIV/0!</text:p>
          </table:table-cell>
          <table:table-cell table:number-columns-repeated="1018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2" table:number-columns-repeated="3"/>
          <table:table-cell table:style-name="ce12" office:value-type="float" office:value="100" calcext:value-type="float">
            <text:p>100</text:p>
          </table:table-cell>
          <table:table-cell table:style-name="ce12" table:number-columns-repeated="3"/>
          <table:table-cell table:style-name="ce16" office:value-type="float" office:value="1000" calcext:value-type="float">
            <text:p>1000</text:p>
          </table:table-cell>
          <table:table-cell table:style-name="ce12" table:number-columns-repeated="1010"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3" table:number-columns-repeated="1003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2-Tech NES controller</text:p>
          </table:table-cell>
          <table:table-cell table:style-name="ce11" table:number-columns-repeated="7"/>
          <table:table-cell table:style-name="ce11" office:value-type="string" calcext:value-type="string">
            <text:p>Buffalo Classic USB Gamepad</text:p>
          </table:table-cell>
          <table:table-cell table:style-name="ce11" table:number-columns-repeated="5"/>
          <table:table-cell table:style-name="ce11" office:value-type="string" calcext:value-type="string">
            <text:p>Dragonrise Inc.</text:p>
          </table:table-cell>
          <table:table-cell table:style-name="ce11"/>
          <table:table-cell table:style-name="ce11" office:value-type="string" calcext:value-type="string">
            <text:p>Mayflash MF Mega Drive Genesis Controller Adapter</text:p>
          </table:table-cell>
          <table:table-cell table:style-name="ce11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3"/>
        <table:table-column table:style-name="co6" table:default-cell-style-name="ce3"/>
        <table:table-column table:style-name="co4" table:default-cell-style-name="ce7"/>
        <table:table-column table:style-name="co8" table:default-cell-style-name="ce7"/>
        <table:table-column table:style-name="co9" table:default-cell-style-name="ce1"/>
        <table:table-column table:style-name="co4" table:default-cell-style-name="ce1"/>
        <table:table-column table:style-name="co4" table:default-cell-style-name="ce3"/>
        <table:table-column table:style-name="co10" table:default-cell-style-name="ce3"/>
        <table:table-column table:style-name="co4" table:number-columns-repeated="1016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inimum Button Press Time.</text:p>
          </table:table-cell>
          <table:table-cell table:style-name="ce2" table:number-columns-repeated="3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 table:style-name="ce2" office:value-type="string" calcext:value-type="string">
            <text:p>Previous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1018"/>
        </table:table-row>
      </table:table>
      <table:table table:name="Sheet5" table:style-name="ta1">
        <table:shapes>
          <draw:frame draw:z-index="0" draw:style-name="gr1" draw:text-style-name="P1" svg:width="159.96mm" svg:height="90.07mm" svg:x="80.96mm" svg:y="28.74mm">
            <draw:object draw:notify-on-update-of-ranges="Sheet5.A7:Sheet5.A7 Sheet5.A8:Sheet5.A23 Sheet5.C7:Sheet5.C7 Sheet5.C8:Sheet5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7mm" svg:x="255.56mm" svg:y="27.81mm">
            <draw:object draw:notify-on-update-of-ranges="Sheet5.A8:Sheet5.A23 Sheet5.B7:Sheet5.B7 Sheet5.B8:Sheet5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1024" table:default-cell-style-name="ce13"/>
        <table:table-row table:style-name="ro1" table:number-rows-repeated="6">
          <table:table-cell table:number-columns-repeated="1024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.00.0000</text:date>, <text:time style:data-style-name="N2" text:time-value="21:16:05.893915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9-15T10:54:47.419834821</dc:date>
    <meta:editing-duration>P7DT19H25M47S</meta:editing-duration>
    <meta:editing-cycles>59</meta:editing-cycles>
    <meta:document-statistic meta:table-count="5" meta:cell-count="13311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71cm" svg:y="4.205cm" style:legend-expansion="high" chart:style-name="ch2"/>
        <chart:plot-area chart:style-name="ch3" table:cell-range-address="Sheet5.A7:Sheet5.A23 Sheet5.C7:Sheet5.C23" chart:data-source-has-labels="row" svg:x="0.319cm" svg:y="0.18cm" svg:width="12.733cm" svg:height="8.648cm">
          <chartooo:coordinate-region svg:x="1.316cm" svg:y="0.379cm" svg:width="11.362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C8:Sheet5.C23" chart:label-cell-address="Sheet5.C7:Sheet5.C7" chart:class="chart:scatter">
            <chart:domain table:cell-range-address="Sheet5.A8:Sheet5.A23"/>
            <chart:data-point chart:repeated="16"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AFC758D8856AAFE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Sheet5.C7:Sheet5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5.A8:Sheet5.A23</svg:desc>
                </draw:g>
              </table:table-cell>
              <table:table-cell office:value-type="float" office:value="0">
                <text:p>0</text:p>
                <draw:g>
                  <svg:desc>Sheet5.C8:Sheet5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81cm" svg:y="4.205cm" style:legend-expansion="high" chart:style-name="ch2"/>
        <chart:plot-area chart:style-name="ch3" table:cell-range-address="Sheet5.A8:Sheet5.B23 Sheet5.B7:Sheet5.B7" chart:data-source-has-labels="row" svg:x="0.319cm" svg:y="0.18cm" svg:width="12.943cm" svg:height="8.648cm">
          <chartooo:coordinate-region svg:x="1.502cm" svg:y="0.379cm" svg:width="11.386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8:Sheet5.B23" chart:label-cell-address="Sheet5.B7:Sheet5.B7" chart:class="chart:scatter">
            <chart:domain table:cell-range-address="Sheet5.A8:Sheet5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10DA05500D0026F0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Sheet5.B7:Sheet5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5.A8:Sheet5.A23</svg:desc>
                </draw:g>
              </table:table-cell>
              <table:table-cell office:value-type="float" office:value="3">
                <text:p>3</text:p>
                <draw:g>
                  <svg:desc>Sheet5.B8:Sheet5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